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2" style:family="graphic" style:parent-style-name="standard">
      <style:graphic-properties draw:stroke="none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546cm" fo:min-width="1.387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textarea-horizontal-align="justify" draw:textarea-vertical-align="middle" draw:auto-grow-height="false" fo:min-height="2.291cm" fo:min-width="0.644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color="#ffff00" draw:fill-color="#ffff99" draw:textarea-horizontal-align="justify" draw:textarea-vertical-align="top" draw:auto-grow-height="false" fo:min-height="2.105cm" fo:min-width="14.233cm"/>
    </style:style>
    <style:style style:name="gr11" style:family="graphic" style:parent-style-name="standard">
      <style:graphic-properties svg:stroke-color="#ffff00" draw:fill-color="#ffff99" draw:textarea-horizontal-align="justify" draw:textarea-vertical-align="top" draw:auto-grow-height="false" fo:min-height="4.123cm" fo:min-width="9.407cm"/>
    </style:style>
    <style:style style:name="gr12" style:family="graphic" style:parent-style-name="standard">
      <style:graphic-properties svg:stroke-color="#ffff00" draw:fill-color="#ffff99" draw:textarea-horizontal-align="justify" draw:textarea-vertical-align="top" draw:auto-grow-height="false" fo:min-height="3.899cm" fo:min-width="12.404cm"/>
    </style:style>
    <style:style style:name="gr13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ffff00" draw:fill-color="#ffff99" draw:textarea-horizontal-align="justify" draw:textarea-vertical-align="top" draw:auto-grow-height="false" fo:min-height="0.984cm" fo:min-width="12.02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99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>
            <dr3d:scene draw:style-name="gr1" svg:width="3.048cm" svg:height="3.048cm" svg:x="1.635cm" svg:y="3.28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5000 2500 10000" svg:d="M0-5000h250 250 500 500 500 250 250v10000h-250-250-500-500-500-250-250z"/>
            </dr3d:scene>
            <draw:frame draw:style-name="gr3" draw:text-style-name="P1" draw:layer="layout" svg:width="2.619cm" svg:height="0.725cm" svg:x="1.889cm" svg:y="4.429cm">
              <draw:text-box>
                <text:p>HW DB</text:p>
              </draw:text-box>
            </draw:frame>
          </draw:g>
        </draw:g>
        <draw:g xml:id="id4" draw:id="id4">
          <draw:custom-shape draw:style-name="gr4" draw:text-style-name="P2" draw:layer="layout" svg:width="2.667cm" svg:height="2.54cm" svg:x="1.635cm" svg:y="25.68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5" draw:text-style-name="P1" draw:layer="layout" svg:width="2.032cm" svg:height="1.673cm" svg:x="2.016cm" svg:y="26.632cm">
            <draw:text-box>
              <text:p>User</text:p>
            </draw:text-box>
          </draw:frame>
        </draw:g>
        <draw:g xml:id="id3" draw:id="id3">
          <draw:custom-shape draw:style-name="gr6" draw:text-style-name="P2" draw:layer="layout" svg:width="1.524cm" svg:height="2.921cm" svg:x="6.24cm" svg:y="25.163cm">
            <text:p/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" draw:layer="layout" svg:width="2.921cm" svg:height="2.384cm" svg:x="5.953cm" svg:y="25.794cm">
            <draw:text-box>
              <text:p>Users </text:p>
              <text:p>phone /</text:p>
              <text:p>HW app</text:p>
            </draw:text-box>
          </draw:frame>
        </draw:g>
        <draw:custom-shape draw:style-name="gr8" draw:text-style-name="P2" xml:id="id2" draw:id="id2" draw:layer="layout" svg:width="4.064cm" svg:height="3.302cm" svg:x="1.889cm" svg:y="17.256cm">
          <text:p text:style-name="P2">HW webpage and servic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.159cm" svg:y1="6.334cm" svg:x2="1.889cm" svg:y2="18.907cm" draw:start-shape="id1" draw:start-glue-point="2" draw:end-shape="id2" draw:end-glue-point="3" svg:d="M3159 6334v5461h-1771v7112h501" svg:viewBox="0 0 1772 12574">
          <text:p/>
        </draw:connector>
        <draw:connector draw:style-name="gr9" draw:text-style-name="P2" draw:layer="layout" svg:x1="5.953cm" svg:y1="18.907cm" svg:x2="7.413cm" svg:y2="25.163cm" draw:start-shape="id2" draw:start-glue-point="1" draw:end-shape="id3" draw:end-glue-point="0" svg:d="M5953 18907h1460v6256" svg:viewBox="0 0 1461 6257">
          <text:p/>
        </draw:connector>
        <draw:connector draw:style-name="gr9" draw:text-style-name="P2" draw:layer="layout" svg:x1="3.921cm" svg:y1="20.558cm" svg:x2="2.968cm" svg:y2="25.689cm" draw:start-shape="id2" draw:start-glue-point="2" draw:end-shape="id4" draw:end-glue-point="0" svg:d="M3921 20558v2566h-953v2565" svg:viewBox="0 0 954 5132">
          <text:p/>
        </draw:connector>
        <draw:custom-shape draw:style-name="gr10" draw:text-style-name="P4" draw:layer="layout" svg:width="14.732cm" svg:height="2.667cm" svg:x="5.268cm" svg:y="2.143cm">
          <text:p text:style-name="P3"><text:span text:style-name="T1">Changes:</text:span></text:p>
          <text:list text:style-name="L2">
            <text:list-item>
              <text:p text:style-name="P3"><text:span text:style-name="T2">Store users secrets</text:span></text:p>
            </text:list-item>
            <text:list-item>
              <text:p text:style-name="P3"><text:span text:style-name="T2">Store authentication requests along with time and IP of originator</text:span></text:p>
            </text:list-item>
          </text:list>
          <text:list text:style-name="L3">
            <text:list-item>
              <text:p text:style-name="P3"><text:span text:style-name="T2">Have a separate table for authentication requests for mobile and web</text:span></text:p>
            </text:list-item>
            <text:list-item>
              <text:p text:style-name="P3"><text:span text:style-name="T2">Store data on whether or not an organization forces 2FA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4" draw:layer="layout" svg:width="9.906cm" svg:height="4.953cm" svg:x="9.382cm" svg:y="23.225cm">
          <text:p text:style-name="P3"><text:span text:style-name="T3">Changes:</text:span></text:p>
          <text:list text:style-name="L2">
            <text:list-item>
              <text:p text:style-name="P3"><text:span text:style-name="T2">Option to enable 2FA after being logged in – probably under “more” tab</text:span></text:p>
            </text:list-item>
            <text:list-item>
              <text:p text:style-name="P3"><text:span text:style-name="T2">Store secret in encrypted fashion</text:span></text:p>
            </text:list-item>
            <text:list-item>
              <text:p text:style-name="P3"><text:span text:style-name="T2">Be able to submit second factor</text:span></text:p>
            </text:list-item>
            <text:list-item>
              <text:p text:style-name="P3"><text:span text:style-name="T2">Upon login in app, send secret automatically</text:span></text:p>
            </text:list-item>
            <text:list-item>
              <text:p text:style-name="P3"><text:span text:style-name="T2">If no secret exists and user has 2FA, hold</text:span></text:p>
            </text:list-item>
            <text:list-item>
              <text:p text:style-name="P3"><text:span text:style-name="T2">Do not </text:span><text:span text:style-name="T4">store</text:span><text:span text:style-name="T2"> passwords for users with 2FA</text:span></text:p>
            </text:list-item>
            <text:list-item>
              <text:p text:style-name="P3"><text:span text:style-name="T2">Keep 2FA users passwords in memory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4" draw:layer="layout" svg:width="12.904cm" svg:height="4.699cm" svg:x="6.511cm" svg:y="13.7cm">
          <text:p text:style-name="P3"><text:span text:style-name="T1">Changes:</text:span></text:p>
          <text:list text:style-name="L2">
            <text:list-item>
              <text:p text:style-name="P3"><text:span text:style-name="T2">Be able to generate random secret</text:span></text:p>
            </text:list-item>
            <text:list-item>
              <text:p text:style-name="P3"><text:span text:style-name="T2">Be able to decrypt received 2FA authentication attempts and verify their validity (attempt is timely and secret correct)</text:span></text:p>
            </text:list-item>
            <text:list-item>
              <text:p text:style-name="P3"><text:span text:style-name="T2">Resetting password resets secrets, auth requests</text:span></text:p>
            </text:list-item>
            <text:list-item>
              <text:p text:style-name="P3"><text:span text:style-name="T2">Needs a holding webpage to ask user that has enabled 2FA to authenticate when attempting to log in using correct UN/PW</text:span></text:p>
            </text:list-item>
            <text:list-item>
              <text:p text:style-name="P3"><text:span text:style-name="T1">ENSURE</text:span><text:span text:style-name="T2"> that only users without 2FA enabled are allowed through without authenticating</text:span></text:p>
              <text:p text:style-name="P3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xml:id="id5" draw:id="id5" draw:layer="layout" svg:width="4.191cm" svg:height="2.159cm" svg:x="5.318cm" svg:y="9.001cm">
          <text:p text:style-name="P2">ADM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4.683cm" svg:y1="4.81cm" svg:x2="5.318cm" svg:y2="10.08cm" draw:start-shape="id1" draw:start-glue-point="1" draw:end-shape="id5" draw:end-glue-point="3" svg:d="M4683 4810h500v2857h-367v2413h502" svg:viewBox="0 0 636 5271">
          <text:p/>
        </draw:connector>
        <draw:connector draw:style-name="gr9" draw:text-style-name="P2" draw:layer="layout" draw:line-skew="-1.524cm" svg:x1="3.921cm" svg:y1="17.256cm" svg:x2="7.413cm" svg:y2="11.16cm" draw:start-shape="id2" draw:start-glue-point="0" draw:end-shape="id5" draw:end-glue-point="2" svg:d="M3921 17256v-4572h3492v-1524" svg:viewBox="0 0 3493 6097">
          <text:p/>
        </draw:connector>
        <draw:line draw:style-name="gr14" draw:text-style-name="P5" draw:layer="layout" svg:x1="4.81cm" svg:y1="17.256cm" svg:x2="6.588cm" svg:y2="14.081cm">
          <text:p/>
        </draw:line>
        <draw:line draw:style-name="gr14" draw:text-style-name="P5" draw:layer="layout" svg:x1="4.429cm" svg:y1="3.794cm" svg:x2="5.445cm" svg:y2="2.524cm">
          <text:p/>
        </draw:line>
        <draw:custom-shape draw:style-name="gr15" draw:text-style-name="P4" draw:layer="layout" svg:width="12.523cm" svg:height="1.397cm" svg:x="7.35cm" svg:y="6.969cm">
          <text:p text:style-name="P3"><text:span text:style-name="T1">Changes:</text:span></text:p>
          <text:list text:style-name="L2">
            <text:list-item>
              <text:p text:style-name="P3"><text:span text:style-name="T2">Option to enable and disable forced 2FA for an organization.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5" draw:layer="layout" svg:x1="6.08cm" svg:y1="9.001cm" svg:x2="7.477cm" svg:y2="7.35cm">
          <text:p/>
        </draw:line>
        <draw:line draw:style-name="gr14" draw:text-style-name="P5" draw:layer="layout" svg:x1="7.604cm" svg:y1="25.13cm" svg:x2="9.509cm" svg:y2="23.606cm">
          <text:p/>
        </draw:line>
        <draw:connector draw:style-name="gr9" draw:text-style-name="P2" draw:layer="layout" svg:x1="4.302cm" svg:y1="26.997cm" svg:x2="5.953cm" svg:y2="26.67cm" draw:start-shape="id4" draw:start-glue-point="1" draw:end-shape="id3" svg:d="M4302 26997h826v-327h825" svg:viewBox="0 0 1652 3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09:11:39.062280375</meta:creation-date>
    <dc:date>2017-01-12T16:48:33.741926448</dc:date>
    <meta:editing-duration>PT15M38S</meta:editing-duration>
    <meta:editing-cycles>5</meta:editing-cycles>
    <meta:generator>LibreOffice/5.1.6.2.0$Linux_X86_64 LibreOffice_project/10m0$Build-2</meta:generator>
    <meta:document-statistic meta:object-count="27"/>
  </office:meta>
</office:document-meta>
</file>